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00ff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fill-color="#00ff00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draw:fill="solid" draw:fill-color="#00ff00" draw:opacity="50%" draw:textarea-horizontal-align="center" draw:textarea-vertical-align="middle" draw:shadow-opacity="50%"/>
    </style:style>
    <style:style style:name="gr10" style:family="graphic" style:parent-style-name="objectwithoutfill">
      <style:graphic-properties draw:fill="solid" draw:fill-color="#ff00ff" draw:opacity="50%" draw:textarea-horizontal-align="center" draw:textarea-vertical-align="middle" draw:shadow-opacity="50%"/>
    </style:style>
    <style:style style:name="gr11" style:family="graphic" style:parent-style-name="standard">
      <style:graphic-properties draw:fill="solid" draw:fill-color="#ff00f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="solid" draw:fill-color="#00ff00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fill-color="#ff00ff" draw:textarea-horizontal-align="justify" draw:textarea-vertical-align="middle" draw:auto-grow-height="fals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3.85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subtitle" style:list-style-name="L1">
      <style:graphic-properties draw:fill-color="#ffffff" fo:min-height="5cm"/>
    </style:style>
    <style:style style:name="pr5" style:family="presentation" style:parent-style-name="標準-subtitle" style:list-style-name="L1">
      <style:graphic-properties draw:fill-color="#ffffff" fo:min-height="13.859cm"/>
    </style:style>
    <style:style style:name="pr6" style:family="presentation" style:parent-style-name="標準-subtitle" style:list-style-name="L1">
      <style:graphic-properties draw:fill-color="#ffffff" fo:min-height="13.85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00ff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RM570 div1 medium</text:span><text:span text:style-name="T1">の解説（自分用）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list text:style-name="L1">
              <text:list-header>
                <text:p text:style-name="P2"><text:span text:style-name="T2">◆</text:span><text:span text:style-name="T2">問題文◆</text:span></text:p>
                <text:list>
                  <text:list-item>
                    <text:p text:style-name="P2"><text:span text:style-name="T2">N</text:span><text:span text:style-name="T2">台のサーバがある</text:span></text:p>
                  </text:list-item>
                  <text:list-item>
                    <text:p text:style-name="P2"><text:span text:style-name="T2">サーバは木構造のネットワークを構築</text:span></text:p>
                  </text:list-item>
                  <text:list-item>
                    <text:p text:style-name="P2"><text:span text:style-name="T2">それぞれのサーバを</text:span><text:span text:style-name="T2">2</text:span><text:span text:style-name="T2">組で分ける</text:span></text:p>
                  </text:list-item>
                  <text:list-item>
                    <text:p text:style-name="P2"><text:span text:style-name="T2">2</text:span><text:span text:style-name="T2">組で分け終わった後に、それぞれの組みでサーバのスロットをケーブルでつないで木構造のネットワークを構築</text:span></text:p>
                  </text:list-item>
                  <text:list-item>
                    <text:p text:style-name="P2"><text:span text:style-name="T2">サーバに新規スロットを新しく自由に設置することができる</text:span></text:p>
                  </text:list-item>
                  <text:list-item>
                    <text:p text:style-name="P2"><text:span text:style-name="T2">2</text:span><text:span text:style-name="T2">組の木ネットワークを作るのに必要な新規スロットの最小値の期待値を求める。</text:span></text:p>
                  </text:list-item>
                </text:list>
                <text:p text:style-name="P2"><text:span text:style-name="T2"/></text:p>
              </text:list-header>
            </text:list>
            <text:list text:style-name="L2">
              <text:list-header>
                <text:p text:style-name="P2"><text:span text:style-name="T2">◆</text:span><text:span text:style-name="T2">条件◆</text:span></text:p>
                <text:list>
                  <text:list-item>
                    <text:p text:style-name="P2"><text:span text:style-name="T2">ケーブルは無限にある</text:span></text:p>
                  </text:list-item>
                  <text:list-item>
                    <text:p text:style-name="P2"><text:span text:style-name="T2">最初から連結していた成分はそのまま連結している</text:span></text:p>
                  </text:list-item>
                  <text:list-item>
                    <text:p text:style-name="P2"><text:span text:style-name="T2">スロットはサーバごとに</text:span><text:span text:style-name="T2">1</text:span><text:span text:style-name="T2">つ既に備わっている（</text:span><text:span text:style-name="T2">1</text:span><text:span text:style-name="T2">つのサーバに新しく</text:span><text:span text:style-name="T2">2</text:span><text:span text:style-name="T2">つ以上のケーブルをつなぐとき新規スロットが必要になる）</text:span></text:p>
                  </text:list-item>
                  <text:list-item>
                    <text:p text:style-name="P2"><text:span text:style-name="T2">分ける前のネットワーク用に使われていたスロットは再利用不可能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考察</text:span></text:p>
          </draw:text-box>
        </draw:frame>
        <draw:frame presentation:style-name="pr2" draw:text-style-name="P3" draw:layer="layout" svg:width="25.199cm" svg:height="14.199cm" svg:x="1.401cm" svg:y="4.745cm">
          <draw:text-box>
            <text:list text:style-name="L1">
              <text:list-header>
                <text:p text:style-name="P2"><text:span text:style-name="T2">◆</text:span><text:span text:style-name="T2">木構造◆</text:span></text:p>
                <text:list>
                  <text:list-item>
                    <text:p text:style-name="P2"><text:span text:style-name="T2">ノード数</text:span><text:span text:style-name="T2">V</text:span><text:span text:style-name="T2">　エッジ数</text:span><text:span text:style-name="T2">E</text:span><text:span text:style-name="T2">　とすると</text:span></text:p>
                    <text:p text:style-name="P2"><text:span text:style-name="T2">連結成分数：　１</text:span></text:p>
                    <text:p text:style-name="P2"><text:span text:style-name="T2">V = E + 1</text:span></text:p>
                    <text:p text:style-name="P2"><text:span text:style-name="T2"/></text:p>
                  </text:list-item>
                  <text:list-item>
                    <text:p text:style-name="P2"><text:span text:style-name="T2">連結成分が</text:span><text:span text:style-name="T2">1</text:span><text:span text:style-name="T2">つ増えると</text:span></text:p>
                    <text:p text:style-name="P2"><text:span text:style-name="T2">連結成分数：　２</text:span></text:p>
                    <text:p text:style-name="P2"><text:span text:style-name="T2">V = E + 1 + 1 = E + 2</text:span></text:p>
                    <text:p text:style-name="P2"><text:span text:style-name="T2"/></text:p>
                  </text:list-item>
                  <text:list-item>
                    <text:p text:style-name="P2"><text:span text:style-name="T2">連結成分数</text:span><text:span text:style-name="T2">C</text:span><text:span text:style-name="T2">では</text:span></text:p>
                    <text:p text:style-name="P2"><text:span text:style-name="T2">V = E + C</text:span></text:p>
                    <text:p text:style-name="P2"><text:span text:style-name="T2"/></text:p>
                  </text:list-item>
                  <text:list-item>
                    <text:p text:style-name="P2"><text:span text:style-name="T2">全体を木にするために必要なケーブルとスロットの数は</text:span></text:p>
                    <text:p text:style-name="P2"><text:span text:style-name="T2">ケーブル数：　</text:span><text:span text:style-name="T2">C – 1</text:span></text:p>
                    <text:p text:style-name="P2"><text:span text:style-name="T2">スロット数：　</text:span><text:span text:style-name="T2">2 * (C – 1)</text:span></text:p>
                    <text:p text:style-name="P2"><text:span text:style-name="T2"/></text:p>
                  </text:list-item>
                  <text:list-item>
                    <text:p text:style-name="P2"><text:span text:style-name="T2">最初からサーバ１台につきスロットが１つ備わっているので</text:span></text:p>
                    <text:p text:style-name="P2"><text:span text:style-name="T2">必要なスロットの数は</text:span></text:p>
                    <text:p text:style-name="P2"><text:span text:style-name="T2">スロット数：　</text:span><text:span text:style-name="T2">max(2 * (C – 1) – V, 0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text-style-name="P1" draw:layer="layout" svg:width="25.199cm" svg:height="3.506cm" svg:x="1.402cm" svg:y="0.838cm" presentation:class="title" presentation:user-transformed="true">
          <draw:text-box>
            <text:p><text:span text:style-name="T1">考察（つづき）</text:span></text:p>
          </draw:text-box>
        </draw:frame>
        <draw:frame presentation:style-name="pr2" draw:text-style-name="P3" draw:layer="layout" svg:width="25.199cm" svg:height="15.416cm" svg:x="1.402cm" svg:y="4.139cm">
          <draw:text-box>
            <text:list text:style-name="L1">
              <text:list-header>
                <text:p text:style-name="P2"><text:span text:style-name="T2"/></text:p>
                <text:list>
                  <text:list-item>
                    <text:p text:style-name="P2"><text:span text:style-name="T2">新しいサーバを接続するときはどこにつないでもいい</text:span></text:p>
                    <text:p text:style-name="P2"><text:span text:style-name="T2"/></text:p>
                  </text:list-item>
                  <text:list-item>
                    <text:p text:style-name="P2"><text:span text:style-name="T2">どこのサーバに接続しても木構造は崩れないので</text:span></text:p>
                    <text:list>
                      <text:list-header>
                        <text:p text:style-name="P2"><text:span text:style-name="T2">最初から備わっていたスロットを優先的に使わせる</text:span></text:p>
                        <text:p text:style-name="P2"><text:span text:style-name="T2"/></text:p>
                      </text:list-header>
                    </text:list>
                  </text:list-item>
                  <text:list-item>
                    <text:p text:style-name="P2"><text:span text:style-name="T2">ノード数　エッジ数　連結成分数の３つだけで必要なスロットの数は求まる</text:span></text:p>
                  </text:list-item>
                </text:list>
              </text:list-header>
            </text:list>
            <text:p text:style-name="P2"><text:span text:style-name="T2"><text:tab/></text:span><text:span text:style-name="T2">V = E + C </text:span><text:span text:style-name="T2">を使えば　２つあれば求まる</text:span></text:p>
            <text:p text:style-name="P2"><text:span text:style-name="T2"><text:tab/></text:span></text:p>
            <text:p text:style-name="P2"><text:span text:style-name="T2"><text:tab/></text:span><text:span text:style-name="T2">スロット数：　</text:span><text:span text:style-name="T2">max(2 * (V – E – 1) – V, 0) = max(V – 2 * E – 2, 0)</text:span></text:p>
            <text:list text:continue-numbering="true" text:style-name="L1">
              <text:list-item>
                <text:list>
                  <text:list-header>
                    <text:p text:style-name="P2"><text:span text:style-name="T2"/></text:p>
                  </text:list-header>
                  <text:list-item>
                    <text:p text:style-name="P2"><text:span text:style-name="T2">ノード数</text:span><text:span text:style-name="T2">V </text:span><text:span text:style-name="T2">エッジ数</text:span><text:span text:style-name="T2">E </text:span><text:span text:style-name="T2">になるようなサーバの選び方の場合の数をすべて求める</text:span></text:p>
                    <text:p text:style-name="P2"><text:span text:style-name="T2">量が多いから</text:span><text:span text:style-name="T2">DP</text:span><text:span text:style-name="T2">する</text:span></text:p>
                    <text:p text:style-name="P2"><text:span text:style-name="T2"/></text:p>
                  </text:list-item>
                  <text:list-item>
                    <text:p text:style-name="P2"><text:span text:style-name="T2">場合の数の総和は</text:span><text:span text:style-name="T2">pow(2, V)</text:span><text:span text:style-name="T2">　選び方は２つの組みで対照的なので</text:span></text:p>
                    <text:p text:style-name="P2"><text:span text:style-name="T2">片方について求めて２倍すればいい</text:span></text:p>
                    <text:p text:style-name="P2"><text:span text:style-name="T2"/></text:p>
                    <text:list>
                      <text:list-header>
                        <text:p text:style-name="P2"><text:span text:style-name="T2">よって答えは </text:span><text:span text:style-name="T2">Σ{dp[v][e] * max(v–2*e–2, 0)}/pow(2, V-1)</text:span></text:p>
                      </text:list-header>
                    </text:list>
                    <text:p text:style-name="P2"><text:span text:style-name="T2"/></text:p>
                    <text:p text:style-name="P2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text-style-name="P1" draw:layer="layout" svg:width="25.199cm" svg:height="3.506cm" svg:x="1.403cm" svg:y="0.838cm" presentation:class="title" presentation:user-transformed="true">
          <draw:text-box>
            <text:p><text:span text:style-name="T1">木</text:span><text:span text:style-name="T1">DP</text:span></text:p>
          </draw:text-box>
        </draw:frame>
        <draw:frame presentation:style-name="pr2" draw:text-style-name="P3" draw:layer="layout" svg:width="25.199cm" svg:height="13.859cm" svg:x="1.403cm" svg:y="4.917cm">
          <draw:text-box>
            <text:list text:style-name="L1">
              <text:list-header>
                <text:p text:style-name="P2"><text:span text:style-name="T2"/></text:p>
                <text:list>
                  <text:list-item>
                    <text:p text:style-name="P2"><text:span text:style-name="T2">根付き木の葉っぱから木</text:span><text:span text:style-name="T2">DP</text:span><text:span text:style-name="T2">する</text:span></text:p>
                    <text:list>
                      <text:list-header>
                        <text:p text:style-name="P2"><text:span text:style-name="T2">葉っぱから番号をつける</text:span><text:span text:style-name="T2">(dfs</text:span><text:span text:style-name="T2">を使う</text:span><text:span text:style-name="T2">)</text:span></text:p>
                        <text:list>
                          <text:list-header>
                            <text:p text:style-name="P2"><text:span text:style-name="T2">dp[i][v][e] = i</text:span><text:span text:style-name="T2">番目以降の子供のノードを使った場合の場合の数</text:span></text:p>
                          </text:list-header>
                        </text:list>
                        <text:p text:style-name="P2"><text:span text:style-name="T2">とし親ノードのテーブルを子ノードで更新していく</text:span></text:p>
                        <text:list>
                          <text:list-header>
                            <text:p text:style-name="P2"><text:span text:style-name="T2">dp[i+1][v][e] = f(dp[i][v][e], dp[i-1][v][e], ...) </text:span></text:p>
                            <text:p text:style-name="P2"><text:span text:style-name="T2"/></text:p>
                          </text:list-header>
                          <text:list-item>
                            <text:p text:style-name="P2"><text:span text:style-name="T2">dp[v][e] = dp[V][v][e] (</text:span><text:span text:style-name="T2">根に集まったテーブル</text:span><text:span text:style-name="T2">)</text:span></text:p>
                            <text:p text:style-name="P2"><text:span text:style-name="T2"/></text:p>
                          </text:list-item>
                        </text:list>
                      </text:list-header>
                    </text:list>
                  </text:list-item>
                  <text:list-item>
                    <text:p text:style-name="P2"><text:span text:style-name="T2">i</text:span><text:span text:style-name="T2">番目以降の子供のネットワークに</text:span><text:span text:style-name="T2">i+1</text:span><text:span text:style-name="T2">番目をつなげたときの</text:span><text:span text:style-name="T2">v, e</text:span><text:span text:style-name="T2">の変化が知りたい</text:span></text:p>
                    <text:list>
                      <text:list-header>
                        <text:p text:style-name="P2"><text:span text:style-name="T2">(i)i</text:span><text:span text:style-name="T2">番目と</text:span><text:span text:style-name="T2">i+1</text:span><text:span text:style-name="T2">番目がつながる場合</text:span></text:p>
                        <text:list>
                          <text:list-item>
                            <text:list>
                              <text:list-header>
                                <text:p text:style-name="P2"><text:span text:style-name="T2">v → v+1, e → e+1</text:span></text:p>
                              </text:list-header>
                            </text:list>
                          </text:list-item>
                        </text:list>
                        <text:p text:style-name="P2"><text:span text:style-name="T2">(ii)i</text:span><text:span text:style-name="T2">番目と</text:span><text:span text:style-name="T2">i+1</text:span><text:span text:style-name="T2">番目がつながらない場合</text:span></text:p>
                        <text:list>
                          <text:list-item>
                            <text:list>
                              <text:list-header>
                                <text:p text:style-name="P2"><text:span text:style-name="T2">v → v+1, e → e</text:span></text:p>
                              </text:list-header>
                            </text:list>
                          </text:list-item>
                        </text:list>
                        <text:p text:style-name="P2"><text:span text:style-name="T2">(iii)i+1</text:span><text:span text:style-name="T2">番目を使わない場合</text:span></text:p>
                        <text:list>
                          <text:list-item>
                            <text:list>
                              <text:list-header>
                                <text:p text:style-name="P2"><text:span text:style-name="T2">v → v, e → e</text:span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draw:custom-shape draw:style-name="gr2" draw:text-style-name="P4" xml:id="id2" draw:id="id2" draw:layer="layout" svg:width="1cm" svg:height="1cm" svg:x="24cm" svg:y="17.5cm">
          <text:p text:style-name="P4">i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" draw:id="id1" draw:layer="layout" svg:width="1cm" svg:height="1cm" svg:x="24cm" svg:y="16cm">
          <text:p text:style-name="P4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24cm" svg:y="14.5cm">
          <text:p text:style-name="P4">i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24.5cm" svg:y1="17cm" svg:x2="24.5cm" svg:y2="17.5cm" draw:start-shape="id1" draw:start-glue-point="8" draw:end-shape="id2" draw:end-glue-point="4" svg:d="m24500 17000v500">
          <text:p/>
        </draw:connector>
        <draw:custom-shape draw:style-name="gr2" draw:text-style-name="P4" xml:id="id5" draw:id="id5" draw:layer="layout" svg:width="1cm" svg:height="1cm" svg:x="19cm" svg:y="17.5cm">
          <text:p text:style-name="P4">i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1cm" svg:height="1cm" svg:x="19cm" svg:y="16cm">
          <text:p text:style-name="P4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1cm" svg:height="1cm" svg:x="19cm" svg:y="14.5cm">
          <text:p text:style-name="P4">i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9.5cm" svg:y1="15.5cm" svg:x2="19.5cm" svg:y2="16cm" draw:start-shape="id3" draw:start-glue-point="8" draw:end-shape="id4" draw:end-glue-point="4" svg:d="m19500 15500v500">
          <text:p/>
        </draw:connector>
        <draw:connector draw:style-name="gr4" draw:text-style-name="P4" draw:layer="layout" draw:type="line" svg:x1="19.5cm" svg:y1="17cm" svg:x2="19.5cm" svg:y2="17.5cm" draw:start-shape="id4" draw:start-glue-point="8" draw:end-shape="id5" draw:end-glue-point="4" svg:d="m19500 17000v500">
          <text:p/>
        </draw:connector>
        <draw:custom-shape draw:style-name="gr2" draw:text-style-name="P4" draw:layer="layout" svg:width="1cm" svg:height="1cm" svg:x="21.5cm" svg:y="17.5cm">
          <text:p text:style-name="P4">i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21.5cm" svg:y="16cm">
          <text:p text:style-name="P4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cm" svg:height="1cm" svg:x="21.5cm" svg:y="14.5cm">
          <text:p text:style-name="P4">i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5cm" svg:height="0.963cm" svg:x="19cm" svg:y="19cm">
          <draw:text-box>
            <text:p>(i)</text:p>
          </draw:text-box>
        </draw:frame>
        <draw:frame draw:style-name="gr5" draw:layer="layout" svg:width="1.5cm" svg:height="0.963cm" svg:x="21.5cm" svg:y="19.001cm">
          <draw:text-box>
            <text:p>(ii)</text:p>
          </draw:text-box>
        </draw:frame>
        <draw:frame draw:style-name="gr5" draw:layer="layout" svg:width="1.5cm" svg:height="0.963cm" svg:x="24cm" svg:y="19.001cm">
          <draw:text-box>
            <text:p>(iii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text-style-name="P1" draw:layer="layout" svg:width="25.199cm" svg:height="3.506cm" svg:x="1.404cm" svg:y="0.838cm" presentation:class="title" presentation:user-transformed="true">
          <draw:text-box>
            <text:p><text:span text:style-name="T1">親ノードと子ノードの関係</text:span></text:p>
          </draw:text-box>
        </draw:frame>
        <draw:frame presentation:style-name="pr2" draw:text-style-name="P3" draw:layer="layout" svg:width="25.199cm" svg:height="13.859cm" svg:x="1.404cm" svg:y="4.917cm">
          <draw:text-box>
            <text:list text:style-name="L1">
              <text:list-item>
                <text:list>
                  <text:list-item>
                    <text:p text:style-name="P2"><text:span text:style-name="T2">親ノードのテーブルを更新するとき、直近の子ノードがネットワークにあるかないかで</text:span><text:span text:style-name="T2">v, e</text:span><text:span text:style-name="T2">の量が変わる</text:span></text:p>
                    <text:list>
                      <text:list-header>
                        <text:p text:style-name="P2"><text:span text:style-name="T2">i</text:span><text:span text:style-name="T2">番目のノードを使った場合</text:span><text:span text:style-name="T2">(j = 1)</text:span><text:span text:style-name="T2">と使わなかった場合</text:span><text:span text:style-name="T2">(j = 0)</text:span><text:span text:style-name="T2">で分けて計算する</text:span></text:p>
                        <text:list>
                          <text:list-header>
                            <text:p text:style-name="P2"><text:span text:style-name="T2">dp[i][v][e] → dp[i][j][v][e]</text:span></text:p>
                            <text:p text:style-name="P2"><text:span text:style-name="T2">に拡張</text:span></text:p>
                            <text:p text:style-name="P2"><text:span text:style-name="T2"/></text:p>
                          </text:list-header>
                        </text:list>
                        <text:p text:style-name="P2"><text:span text:style-name="T2">i+1</text:span><text:span text:style-name="T2">番目のノードを</text:span><text:span text:style-name="T2">i</text:span><text:span text:style-name="T2">番目以降の子ノードで更新</text:span></text:p>
                        <text:list>
                          <text:list-header>
                            <text:p text:style-name="P2"><text:span text:style-name="T2">(i)i+1</text:span><text:span text:style-name="T2">番目を使う　</text:span><text:span text:style-name="T2">i</text:span><text:span text:style-name="T2">番目を使う</text:span></text:p>
                            <text:list>
                              <text:list-header>
                                <text:p text:style-name="P2"><text:span text:style-name="T2">dp[i+1][1][v+1][e+1] ← dp[i][1][v][e]</text:span></text:p>
                              </text:list-header>
                            </text:list>
                            <text:p text:style-name="P2"><text:span text:style-name="T2"/></text:p>
                            <text:p text:style-name="P2"><text:span text:style-name="T2">(ii)i+1</text:span><text:span text:style-name="T2">番目を使う　</text:span><text:span text:style-name="T2">i</text:span><text:span text:style-name="T2">番目を使わない</text:span></text:p>
                            <text:list>
                              <text:list-header>
                                <text:p text:style-name="P2"><text:span text:style-name="T2">dp[i+1][1][v+1][e] ← dp[i][0][v][e]</text:span></text:p>
                              </text:list-header>
                            </text:list>
                            <text:p text:style-name="P2"><text:span text:style-name="T2"/></text:p>
                            <text:p text:style-name="P2"><text:span text:style-name="T2">(iii)i+1</text:span><text:span text:style-name="T2">番目を使わない　</text:span><text:span text:style-name="T2">i</text:span><text:span text:style-name="T2">番目を使う</text:span></text:p>
                            <text:list>
                              <text:list-header>
                                <text:p text:style-name="P2"><text:span text:style-name="T2">dp[i+1][0][v][e] ← dp[i][1][v][e]</text:span></text:p>
                              </text:list-header>
                            </text:list>
                            <text:p text:style-name="P2"><text:span text:style-name="T2"/></text:p>
                            <text:p text:style-name="P2"><text:span text:style-name="T2">(iv)i+1</text:span><text:span text:style-name="T2">番目を使わない　</text:span><text:span text:style-name="T2">i</text:span><text:span text:style-name="T2">番目を使わない</text:span></text:p>
                            <text:list>
                              <text:list-header>
                                <text:p text:style-name="P2"><text:span text:style-name="T2">dp[i+1][0][v][e] ← dp[i][0][v][e]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text-style-name="P1" draw:layer="layout" svg:width="25.199cm" svg:height="3.506cm" svg:x="1.405cm" svg:y="0.838cm" presentation:class="title" presentation:user-transformed="true">
          <draw:text-box>
            <text:p><text:span text:style-name="T1">子ノードが複数ある場合</text:span></text:p>
          </draw:text-box>
        </draw:frame>
        <draw:frame presentation:style-name="pr4" draw:text-style-name="P3" draw:layer="layout" svg:width="12.595cm" svg:height="5cm" svg:x="1.405cm" svg:y="5cm">
          <draw:text-box>
            <text:list text:style-name="L1">
              <text:list-item>
                <text:list>
                  <text:list-item>
                    <text:p text:style-name="P2"><text:span text:style-name="T2">子ノードが複数ある場合の更新</text:span></text:p>
                    <text:list>
                      <text:list-header>
                        <text:p text:style-name="P2"><text:span text:style-name="T2">(i)</text:span><text:span text:style-name="T2">まず１つのノードを使って親ノードを更新</text:span></text:p>
                        <text:p text:style-name="P2"><text:span text:style-name="T2">(ii)</text:span><text:span text:style-name="T2">他の子ノードについては、親ノードと子ノードの掛け算で更新する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2" draw:text-style-name="P4" xml:id="id6" draw:id="id6" draw:layer="layout" svg:width="0.5cm" svg:height="0.5cm" svg:x="19.5cm" svg:y="4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1" draw:id="id11" draw:layer="layout" svg:width="0.5cm" svg:height="0.5cm" svg:x="2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0" draw:id="id10" draw:layer="layout" svg:width="0.5cm" svg:height="0.5cm" svg:x="2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8" draw:id="id8" draw:layer="layout" svg:width="0.5cm" svg:height="0.5cm" svg:x="19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7" draw:id="id7" draw:layer="layout" svg:width="0.5cm" svg:height="0.5cm" svg:x="19.5cm" svg:y="5.5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9" draw:id="id9" draw:layer="layout" svg:width="0.5cm" svg:height="0.5cm" svg:x="21cm" svg:y="5.5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9.75cm" svg:y1="4.5cm" svg:x2="19.75cm" svg:y2="5.5cm" draw:start-shape="id6" draw:start-glue-point="8" draw:end-shape="id7" draw:end-glue-point="4" svg:d="m19750 4500v1000">
          <text:p/>
        </draw:connector>
        <draw:connector draw:style-name="gr4" draw:text-style-name="P4" draw:layer="layout" draw:type="line" svg:x1="19.75cm" svg:y1="6cm" svg:x2="19.75cm" svg:y2="7cm" draw:start-shape="id7" draw:start-glue-point="8" draw:end-shape="id8" draw:end-glue-point="4" svg:d="m19750 6000v1000">
          <text:p/>
        </draw:connector>
        <draw:connector draw:style-name="gr4" draw:text-style-name="P4" draw:layer="layout" draw:type="line" svg:x1="19.75cm" svg:y1="4.5cm" svg:x2="21.25cm" svg:y2="5.5cm" draw:start-shape="id6" draw:start-glue-point="8" draw:end-shape="id9" draw:end-glue-point="4" svg:d="m19750 4500 1500 1000">
          <text:p/>
        </draw:connector>
        <draw:connector draw:style-name="gr4" draw:text-style-name="P4" draw:layer="layout" draw:type="line" svg:x1="21.25cm" svg:y1="6cm" svg:x2="21.25cm" svg:y2="7cm" draw:start-shape="id9" draw:start-glue-point="8" draw:end-shape="id10" draw:end-glue-point="4" svg:d="m21250 6000v1000">
          <text:p/>
        </draw:connector>
        <draw:connector draw:style-name="gr4" draw:text-style-name="P4" draw:layer="layout" draw:type="line" svg:x1="21.25cm" svg:y1="7.5cm" svg:x2="21.25cm" svg:y2="8.5cm" draw:start-shape="id10" draw:start-glue-point="8" draw:end-shape="id11" draw:end-glue-point="4" svg:d="m21250 7500v1000">
          <text:p/>
        </draw:connector>
        <draw:custom-shape draw:style-name="gr2" draw:text-style-name="P4" xml:id="id12" draw:id="id12" draw:layer="layout" svg:width="0.5cm" svg:height="0.5cm" svg:x="4.2cm" svg:y="10.3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7" draw:id="id17" draw:layer="layout" svg:width="0.5cm" svg:height="0.5cm" svg:x="5.7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6" draw:id="id16" draw:layer="layout" svg:width="0.5cm" svg:height="0.5cm" svg:x="5.7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4" draw:id="id14" draw:layer="layout" svg:width="0.5cm" svg:height="0.5cm" svg:x="4.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3" draw:id="id13" draw:layer="layout" svg:width="0.5cm" svg:height="0.5cm" svg:x="4.2cm" svg:y="12.4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5" draw:id="id15" draw:layer="layout" svg:width="0.5cm" svg:height="0.5cm" svg:x="5.7cm" svg:y="12.4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4.45cm" svg:y1="10.8cm" svg:x2="4.45cm" svg:y2="12.4cm" draw:start-shape="id12" draw:start-glue-point="8" draw:end-shape="id13" draw:end-glue-point="4" svg:d="m4450 10800v1600">
          <text:p/>
        </draw:connector>
        <draw:connector draw:style-name="gr4" draw:text-style-name="P4" draw:layer="layout" draw:type="line" svg:x1="4.45cm" svg:y1="12.9cm" svg:x2="4.45cm" svg:y2="13.9cm" draw:start-shape="id13" draw:start-glue-point="8" draw:end-shape="id14" draw:end-glue-point="4" svg:d="m4450 12900v1000">
          <text:p/>
        </draw:connector>
        <draw:connector draw:style-name="gr4" draw:text-style-name="P4" draw:layer="layout" draw:type="line" svg:x1="4.45cm" svg:y1="10.8cm" svg:x2="5.95cm" svg:y2="12.4cm" draw:start-shape="id12" draw:start-glue-point="8" draw:end-shape="id15" draw:end-glue-point="4" svg:d="m4450 10800 1500 1600">
          <text:p/>
        </draw:connector>
        <draw:connector draw:style-name="gr4" draw:text-style-name="P4" draw:layer="layout" draw:type="line" svg:x1="5.95cm" svg:y1="12.9cm" svg:x2="5.95cm" svg:y2="13.9cm" draw:start-shape="id15" draw:start-glue-point="8" draw:end-shape="id16" draw:end-glue-point="4" svg:d="m5950 12900v1000">
          <text:p/>
        </draw:connector>
        <draw:connector draw:style-name="gr4" draw:text-style-name="P4" draw:layer="layout" draw:type="line" svg:x1="5.95cm" svg:y1="14.4cm" svg:x2="5.95cm" svg:y2="15.4cm" draw:start-shape="id16" draw:start-glue-point="8" draw:end-shape="id17" draw:end-glue-point="4" svg:d="m5950 14400v1000">
          <text:p/>
        </draw:connector>
        <draw:custom-shape draw:style-name="gr7" draw:text-style-name="P4" draw:layer="layout" svg:width="1.5cm" svg:height="3cm" svg:x="3.7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5cm" svg:height="1.5cm" svg:x="3.7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1cm" svg:height="3.099cm" svg:x="1.2cm" svg:y="16.9cm">
          <draw:text-box>
            <text:p>dp[3][1][v+1][e+1] ← dp[1][1][v][e]</text:p>
            <text:p>dp[3][1][v+1][e] ← dp[1][0][v][e]</text:p>
            <text:p>dp[3][0][v][e] ← dp[1][1][v][e]</text:p>
            <text:p>dp[3][0][v][e] ← dp[1][0][v][e]</text:p>
          </draw:text-box>
        </draw:frame>
        <draw:custom-shape draw:style-name="gr2" draw:text-style-name="P4" xml:id="id18" draw:id="id18" draw:layer="layout" svg:width="0.5cm" svg:height="0.5cm" svg:x="14.6cm" svg:y="10.2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3" draw:id="id23" draw:layer="layout" svg:width="0.5cm" svg:height="0.5cm" svg:x="16.1cm" svg:y="1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2" draw:id="id22" draw:layer="layout" svg:width="0.5cm" svg:height="0.5cm" svg:x="16.1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0" draw:id="id20" draw:layer="layout" svg:width="0.5cm" svg:height="0.5cm" svg:x="14.6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9" draw:id="id19" draw:layer="layout" svg:width="0.5cm" svg:height="0.5cm" svg:x="14.6cm" svg:y="12.101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1" draw:id="id21" draw:layer="layout" svg:width="0.5cm" svg:height="0.5cm" svg:x="16.1cm" svg:y="12.101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4.85cm" svg:y1="10.7cm" svg:x2="14.85cm" svg:y2="12.101cm" draw:start-shape="id18" draw:start-glue-point="8" draw:end-shape="id19" draw:end-glue-point="4" svg:d="m14850 10700v1401">
          <text:p/>
        </draw:connector>
        <draw:connector draw:style-name="gr4" draw:text-style-name="P4" draw:layer="layout" draw:type="line" svg:x1="14.85cm" svg:y1="12.601cm" svg:x2="14.85cm" svg:y2="13.601cm" draw:start-shape="id19" draw:start-glue-point="8" draw:end-shape="id20" draw:end-glue-point="4" svg:d="m14850 12601v1000">
          <text:p/>
        </draw:connector>
        <draw:connector draw:style-name="gr4" draw:text-style-name="P4" draw:layer="layout" draw:type="line" svg:x1="14.85cm" svg:y1="10.7cm" svg:x2="16.35cm" svg:y2="12.101cm" draw:start-shape="id18" draw:start-glue-point="8" draw:end-shape="id21" draw:end-glue-point="4" svg:d="m14850 10700 1500 1401">
          <text:p/>
        </draw:connector>
        <draw:connector draw:style-name="gr4" draw:text-style-name="P4" draw:layer="layout" draw:type="line" svg:x1="16.35cm" svg:y1="12.601cm" svg:x2="16.35cm" svg:y2="13.601cm" draw:start-shape="id21" draw:start-glue-point="8" draw:end-shape="id22" draw:end-glue-point="4" svg:d="m16350 12601v1000">
          <text:p/>
        </draw:connector>
        <draw:connector draw:style-name="gr4" draw:text-style-name="P4" draw:layer="layout" draw:type="line" svg:x1="16.35cm" svg:y1="14.101cm" svg:x2="16.35cm" svg:y2="15.101cm" draw:start-shape="id22" draw:start-glue-point="8" draw:end-shape="id23" draw:end-glue-point="4" svg:d="m16350 14101v1000">
          <text:p/>
        </draw:connector>
        <draw:custom-shape draw:style-name="gr8" draw:text-style-name="P4" draw:layer="layout" svg:width="1.5cm" svg:height="4.599cm" svg:x="15.6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5.4cm" svg:height="3.734cm" svg:x="12.1cm" svg:y="16.901cm">
          <draw:text-box>
            <text:p>dp[3][1][v+v'][e+e'+1] ← dp[3][1][v'][e']*dp[2][1][v][e]</text:p>
            <text:p>dp[3][1][v+v'][e+e'] ← dp[3][1][v'][e']*dp[2][0][v][e]</text:p>
            <text:p>dp[3][1][v+v'][e+e'] ← dp[3][0][v'][e']*dp[2][1][v][e]</text:p>
            <text:p>dp[3][1][v+v'][e+e'] ← dp[3][0][v'][e']*dp[2][0][v][e]</text:p>
            <text:p/>
          </draw:text-box>
        </draw:frame>
        <draw:custom-shape draw:style-name="gr7" draw:text-style-name="P4" draw:layer="layout" svg:width="1.5cm" svg:height="4.9cm" svg:x="14.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5cm" svg:height="1.3cm" svg:x="14.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text-style-name="P1" draw:layer="layout" svg:width="25.199cm" svg:height="3.506cm" svg:x="1.405cm" svg:y="0.838cm" presentation:class="title" presentation:user-transformed="true">
          <draw:text-box>
            <text:p><text:span text:style-name="T1">結局</text:span></text:p>
          </draw:text-box>
        </draw:frame>
        <draw:frame presentation:style-name="pr5" draw:text-style-name="P3" draw:layer="layout" svg:width="25.199cm" svg:height="15.586cm" svg:x="1.405cm" svg:y="4.056cm">
          <draw:text-box>
            <text:list text:style-name="L1">
              <text:list-item>
                <text:list>
                  <text:list-item>
                    <text:p text:style-name="P2"><text:span text:style-name="T2">子ノードが複数ある場合への一般化</text:span></text:p>
                    <text:list>
                      <text:list-header>
                        <text:p text:style-name="P2"><text:span text:style-name="T2">(i)</text:span><text:span text:style-name="T2">親ノード単独の場合</text:span></text:p>
                        <text:list>
                          <text:list-header>
                            <text:p text:style-name="P2"><text:span text:style-name="T2">親ノード</text:span><text:span text:style-name="T2">P</text:span><text:span text:style-name="T2">について</text:span></text:p>
                            <text:list>
                              <text:list-header>
                                <text:p text:style-name="P2"><text:span text:style-name="T2">dp[P][1][1][0] = 1</text:span></text:p>
                                <text:p text:style-name="P2"><text:span text:style-name="T2">dp[P][0][0][0] = 1</text:span></text:p>
                              </text:list-header>
                            </text:list>
                            <text:p text:style-name="P2"><text:span text:style-name="T2">で初期化</text:span></text:p>
                          </text:list-header>
                        </text:list>
                        <text:p text:style-name="P2"><text:span text:style-name="T2">(ii)</text:span><text:span text:style-name="T2">子ノードを含めた場合</text:span></text:p>
                        <text:list>
                          <text:list-item>
                            <text:list>
                              <text:list-item>
                                <text:p text:style-name="P2"><text:span text:style-name="T2">子ノード</text:span><text:span text:style-name="T2">c</text:span><text:span text:style-name="T2">について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  <text:p text:style-name="P2"><text:span text:style-name="T2"><text:tab/></text:span><text:span text:style-name="T2"><text:tab/></text:span><text:span text:style-name="T2"><text:tab/></text:span><text:span text:style-name="T2">dp2[P][1][v+v'][e+e'+1] += dp[P][1][v][e]*dp[c][1][v'][e']</text:span></text:p>
                <text:p text:style-name="P2"><text:span text:style-name="T2"><text:tab/></text:span><text:span text:style-name="T2"><text:tab/></text:span><text:span text:style-name="T2"><text:tab/></text:span><text:span text:style-name="T2">dp2[P][1][v+v'][e+e'] += dp[P][1][v][e]*dp[c][0][v'][e']</text:span></text:p>
                <text:p text:style-name="P2"><text:span text:style-name="T2"><text:tab/></text:span><text:span text:style-name="T2"><text:tab/></text:span><text:span text:style-name="T2"><text:tab/></text:span><text:span text:style-name="T2">dp2[P][0][v+v'][e+e'] += dp[P][0][v][e]*dp[c][1][v'][e']</text:span></text:p>
                <text:p text:style-name="P2"><text:span text:style-name="T2"><text:tab/></text:span><text:span text:style-name="T2"><text:tab/></text:span><text:span text:style-name="T2"><text:tab/></text:span><text:span text:style-name="T2">dp2[P][0][v+v'][e+e'] += dp[P][0][v][e]*dp[c][0][v'][e']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"><text:span text:style-name="T2">更新後の値で２重に更新しないように別テーブル</text:span><text:span text:style-name="T2">dp2</text:span><text:span text:style-name="T2">に保存して</text:span></text:p>
                                <text:p text:style-name="P2"><text:span text:style-name="T2">あとでまとめて</text:span><text:span text:style-name="T2">dp</text:span><text:span text:style-name="T2">テーブルに上書き</text:span></text:p>
                                <text:list>
                                  <text:list-header>
                                    <text:p text:style-name="P2"><text:span text:style-name="T2">[4][3] += [2][3]*[2][0]</text:span></text:p>
                                    <text:p text:style-name="P2"><text:span text:style-name="T2">[5][4] += [4][3]*[1][1] ← </text:span><text:span text:style-name="T2">ここでの</text:span><text:span text:style-name="T2">[4][3]</text:span><text:span text:style-name="T2">は </text:span><text:span text:style-name="T2">+= </text:span><text:span text:style-name="T2">する前の値を使いたい</text:span></text:p>
                                  </text:list-header>
                                </text:list>
                              </text:list-item>
                              <text:list-item>
                                <text:p text:style-name="P2"><text:span text:style-name="T2">dp[P][j][v][e] == 0 </text:span><text:span text:style-name="T2">のときは</text:span><text:span text:style-name="T2">continue;</text:span></text:p>
                              </text:list-item>
                              <text:list-item>
                                <text:p text:style-name="P2"><text:span text:style-name="T2">dp[c][j][v'][e'] == 0 </text:span><text:span text:style-name="T2">のときも</text:span><text:span text:style-name="T2">continue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2"><text:span text:style-name="T2">(i) → Σ(ii) </text:span><text:span text:style-name="T2">を親ノードについて葉から求めていく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"><text:span text:style-name="T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text-style-name="P1" draw:layer="layout" svg:width="25.199cm" svg:height="3.506cm" svg:x="1.406cm" svg:y="0.839cm" presentation:class="title" presentation:user-transformed="true">
          <draw:text-box>
            <text:p><text:span text:style-name="T1">補足</text:span></text:p>
          </draw:text-box>
        </draw:frame>
        <draw:frame presentation:style-name="pr6" draw:text-style-name="P3" draw:layer="layout" svg:width="25.199cm" svg:height="13.859cm" svg:x="1.406cm" svg:y="4.919cm">
          <draw:text-box>
            <text:list text:style-name="L1">
              <text:list-item>
                <text:list>
                  <text:list-item>
                    <text:p text:style-name="P2"><text:span text:style-name="T2">計算量</text:span></text:p>
                    <text:p text:style-name="P2"><text:span text:style-name="T2">親ノードと子ノードについて</text:span><text:span text:style-name="T2">1</text:span><text:span text:style-name="T2">回ずつ更新</text:span><text:span text:style-name="T2">(</text:span><text:span text:style-name="T2">エッジ数</text:span><text:span text:style-name="T2">E)</text:span></text:p>
                    <text:p text:style-name="P2"><text:span text:style-name="T2">親ノードと子ノードの</text:span><text:span text:style-name="T2">dp</text:span><text:span text:style-name="T2">テーブルでループ</text:span><text:span text:style-name="T2">((2*V*E)^2)</text:span></text:p>
                    <text:list>
                      <text:list-header>
                        <text:p text:style-name="P2"><text:span text:style-name="T2">計算量 </text:span><text:span text:style-name="T2">= E*(2*V*E)^2 ~ V^5</text:span></text:p>
                        <text:list>
                          <text:list-header>
                            <text:p text:style-name="P2"><text:span text:style-name="T2">10^8 ~ 10^9</text:span><text:span text:style-name="T2">　ぐらいできわどいが実際には</text:span><text:span text:style-name="T2">dp == 0</text:span><text:span text:style-name="T2">で</text:span><text:span text:style-name="T2">continue</text:span><text:span text:style-name="T2">しているため</text:span></text:p>
                            <text:p text:style-name="P2"><text:span text:style-name="T2">もっと少ない</text:span></text:p>
                          </text:list-header>
                        </text:list>
                      </text:list-header>
                    </text:list>
                  </text:list-item>
                  <text:list-item>
                    <text:p text:style-name="P2"><text:span text:style-name="T2">結果</text:span></text:p>
                    <text:p text:style-name="P2"><text:span text:style-name="T2">最大</text:span><text:span text:style-name="T2">46ms</text:span></text:p>
                    <text:p text:style-name="P2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path draw:style-name="gr9" draw:text-style-name="P4" draw:layer="layout" svg:width="8.101cm" svg:height="9.72cm" draw:transform="skewX (-0.0869173967493012) rotate (-2.59216300506268) translate (13.4970057102396cm 13.967938059696cm)" svg:viewBox="0 0 8102 9721" svg:d="m2281 9676c345 141 687-75 891-321 196-237 478-376 670-625s514-383 709-632c185-235 385-388 639-580 277-209 535-374 709-632 176-260 356-516 517-788 178-300 398-577 602-861 168-234 380-435 541-676s409-476 402-766c-9-341 220-583 112-922-101-319-183-656-388-924-193-254-220-607-496-770-310-184-446-461-749-645-250-153-514-261-788-350-323-104-655-220-1013-174-351 46-598 296-914 404-326 111-673 179-915 402-227 208-477 337-678 587-180 223-352 435-524 655-184 234-494 410-557 699-78 360-416 468-471 817-46 293-247 509-333 810-84 292-172 569-165 856 9 333-155 617-42 966 107 330 249 612 333 954 83 336 136 678 357 967 201 264 127 669 380 887 220 190 335 444 626 534l277 82 290 61v0z">
          <text:p/>
        </draw:path>
        <draw:path draw:style-name="gr10" draw:text-style-name="P4" draw:layer="layout" svg:width="6.031cm" svg:height="8.5cm" draw:transform="skewX (0.061959188445787) rotate (2.81155089203713) translate (5.51400516467213cm 11.2516818752738cm)" svg:viewBox="0 0 6032 8501" svg:d="m244 6424c374 66 666-222 862-469 201-254 524-458 545-807 23-385 383-521 505-904 111-346 336-630 388-974 56-362 448-540 463-861 19-395 400-421 357-824-38-363 398-478 592-766 176-261 365-533 659-678 214-106 536-284 777 64 182 262 339 477 421 747 93 301 241 562 216 903-27 355-200 644-298 971-101 337-398 607-450 968-44 307-172 597-204 910-36 361-233 696-294 1053-61 358-136 737-404 1009-293 298-95 743-465 1002-244 170-418 439-718 531-289 88-559 276-892 172-358-112-700-269-1058-386-309-101-685-230-797-559-86-250-271-462-350-717l-99-244 182-147z">
          <text:p/>
        </draw:path>
        <draw:custom-shape draw:style-name="gr6" draw:text-style-name="P4" draw:layer="layout" svg:width="1.129cm" svg:height="1.026cm" svg:x="5.594cm" svg:y="3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129cm" svg:height="1.026cm" svg:x="5.594cm" svg:y="3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5" draw:id="id25" draw:layer="layout" svg:width="1.129cm" svg:height="1.026cm" svg:x="5.594cm" svg:y="3.425cm">
          <text:p text:style-name="P4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8" draw:id="id28" draw:layer="layout" svg:width="1.127cm" svg:height="1.026cm" svg:x="8.416cm" svg:y="11.643cm">
          <text:p text:style-name="P4">B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7" draw:id="id27" draw:layer="layout" svg:width="1.129cm" svg:height="1.026cm" svg:x="5.594cm" svg:y="11.643cm">
          <text:p text:style-name="P4">B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6" draw:id="id26" draw:layer="layout" svg:width="1.129cm" svg:height="1.027cm" svg:x="5.594cm" svg:y="8.56cm">
          <text:p text:style-name="P4">B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4" draw:id="id24" draw:layer="layout" svg:width="1.128cm" svg:height="1.027cm" svg:x="2.773cm" svg:y="5.478cm">
          <text:p text:style-name="P4">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3.736cm" svg:y1="5.628cm" svg:x2="5.759cm" svg:y2="4.301cm" draw:start-shape="id24" draw:start-glue-point="11" draw:end-shape="id25" draw:end-glue-point="7" svg:d="m3736 5628 2023-1327">
          <text:p/>
        </draw:connector>
        <draw:connector draw:style-name="gr4" draw:text-style-name="P4" draw:layer="layout" draw:type="line" svg:x1="6.159cm" svg:y1="4.451cm" svg:x2="6.159cm" svg:y2="8.56cm" draw:start-shape="id25" draw:start-glue-point="8" draw:end-shape="id26" draw:end-glue-point="4" svg:d="m6159 4451v4109">
          <text:p/>
        </draw:connector>
        <draw:connector draw:style-name="gr4" draw:text-style-name="P4" draw:layer="layout" draw:type="line" svg:x1="6.159cm" svg:y1="9.587cm" svg:x2="6.159cm" svg:y2="11.643cm" draw:start-shape="id26" draw:start-glue-point="8" draw:end-shape="id27" draw:end-glue-point="4" svg:d="m6159 9587v2056">
          <text:p/>
        </draw:connector>
        <draw:connector draw:style-name="gr4" draw:text-style-name="P4" draw:layer="layout" draw:type="line" svg:x1="6.558cm" svg:y1="9.437cm" svg:x2="8.581cm" svg:y2="11.793cm" draw:start-shape="id26" draw:start-glue-point="9" draw:end-shape="id28" draw:end-glue-point="5" svg:d="m6558 9437 2023 2356">
          <text:p/>
        </draw:connector>
        <draw:connector draw:style-name="gr4" draw:text-style-name="P4" draw:layer="layout" draw:type="line" svg:x1="2.938cm" svg:y1="6.355cm" svg:x2="1.174cm" svg:y2="8.693cm" draw:start-shape="id24" draw:start-glue-point="7" svg:d="m2938 6355-1764 2338">
          <text:p/>
        </draw:connector>
        <draw:connector draw:style-name="gr4" draw:text-style-name="P4" draw:layer="layout" draw:type="line" svg:x1="6.159cm" svg:y1="12.669cm" svg:x2="6.662cm" svg:y2="15.373cm" draw:start-shape="id27" draw:start-glue-point="8" svg:d="m6159 12669 503 2704">
          <text:p/>
        </draw:connector>
        <draw:custom-shape draw:style-name="gr11" draw:text-style-name="P4" draw:layer="layout" svg:width="3cm" svg:height="2cm" svg:x="0.5cm" svg:y="10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3cm" svg:height="2cm" svg:x="6.5cm" svg:y="17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3.5cm" svg:height="18.551cm" svg:x="13cm" svg:y="0.902cm">
          <draw:text-box>
            <text:p>◆２つのネットワークをつなげた場合を考える</text:p>
            <text:p>AとBはA1とB1の間でしか繋がっていない</text:p>
            <text:p/>
            <text:p>(i)Aのネットワークのうち”A1を使わずに”</text:p>
            <text:p><text:tab/>ノード数v=2, エッジ数e=1</text:p>
            <text:p>となるネットワークの場合の数が3あるとする</text:p>
            <text:p/>
            <text:p>(ii)Bのネットワークのうち</text:p>
            <text:p><text:tab/>ノード数v=4, エッジ数e=2</text:p>
            <text:p>となるネットワークの場合の数が4あるとする</text:p>
            <text:p/>
            <text:p>◆A1を使わなければ、AとBがつながることはありえないのでA、Bのネットワークを合体させてもノード数、エッジ数ともに変化はない（単純和）</text:p>
            <text:p>つまり</text:p>
            <text:p><text:tab/>v=2+4=6, e=1+2=3 </text:p>
            <text:p>となる組み合わせが</text:p>
            <text:p><text:tab/>3*4=12通り出来上がる</text:p>
            <text:p/>
            <text:p><text:tab/>v=6, e=3となる組み合わせは他にも</text:p>
            <text:p><text:tab/>(v,e)=(3+3, 1+2), (5+1, 3+0),...</text:p>
            <text:p><text:tab/>などある</text:p>
            <text:p/>
            <text:p>◆A1とB1を両方使うならA1とB1の間のエッジをカウントするから</text:p>
            <text:p><text:tab/>v=v(A)+v(B), e=e(A)+e(B)<text:span text:style-name="T3">+1</text:span></text:p>
            <text:p><text:span text:style-name="T4">になる</text:span></text:p>
          </draw:text-box>
        </draw:frame>
        <draw:frame draw:style-name="gr5" draw:layer="layout" svg:width="8.5cm" svg:height="0.886cm" svg:x="0.5cm" svg:y="0.5cm">
          <draw:text-box>
            <text:p>追加資料①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custom-shape draw:style-name="gr2" draw:text-style-name="P4" xml:id="id30" draw:id="id30" draw:layer="layout" svg:width="1cm" svg:height="1cm" svg:x="4.5cm" svg:y="7.8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3" draw:id="id33" draw:layer="layout" svg:width="1cm" svg:height="1cm" svg:x="8cm" svg:y="12.8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2" draw:id="id32" draw:layer="layout" svg:width="1cm" svg:height="1cm" svg:x="4.5cm" svg:y="12.8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9" draw:id="id29" draw:layer="layout" svg:width="1cm" svg:height="1cm" svg:x="4.5cm" svg:y="2.3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4" draw:id="id34" draw:layer="layout" svg:width="1cm" svg:height="1cm" svg:x="4.5cm" svg:y="17.3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1" draw:id="id31" draw:layer="layout" svg:width="1cm" svg:height="1cm" svg:x="1cm" svg:y="12.8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5cm" svg:y1="3.3cm" svg:x2="5cm" svg:y2="7.8cm" draw:start-shape="id29" draw:start-glue-point="8" draw:end-shape="id30" draw:end-glue-point="4" svg:d="m5000 3300v4500">
          <text:p/>
        </draw:connector>
        <draw:connector draw:style-name="gr4" draw:text-style-name="P4" draw:layer="layout" draw:type="line" svg:x1="4.646cm" svg:y1="8.654cm" svg:x2="1.854cm" svg:y2="12.946cm" draw:start-shape="id30" draw:start-glue-point="7" draw:end-shape="id31" draw:end-glue-point="11" svg:d="m4646 8654-2792 4292">
          <text:p/>
        </draw:connector>
        <draw:connector draw:style-name="gr4" draw:text-style-name="P4" draw:layer="layout" draw:type="line" svg:x1="5cm" svg:y1="8.8cm" svg:x2="5cm" svg:y2="12.8cm" draw:start-shape="id30" draw:start-glue-point="8" draw:end-shape="id32" draw:end-glue-point="4" svg:d="m5000 8800v4000">
          <text:p/>
        </draw:connector>
        <draw:connector draw:style-name="gr4" draw:text-style-name="P4" draw:layer="layout" draw:type="line" svg:x1="5.354cm" svg:y1="8.654cm" svg:x2="8.146cm" svg:y2="12.946cm" draw:start-shape="id30" draw:start-glue-point="9" draw:end-shape="id33" draw:end-glue-point="5" svg:d="m5354 8654 2792 4292">
          <text:p/>
        </draw:connector>
        <draw:connector draw:style-name="gr4" draw:text-style-name="P4" draw:layer="layout" draw:type="line" svg:x1="5cm" svg:y1="13.8cm" svg:x2="5cm" svg:y2="17.3cm" draw:start-shape="id32" draw:start-glue-point="8" draw:end-shape="id34" draw:end-glue-point="4" svg:d="m5000 13800v3500">
          <text:p/>
        </draw:connector>
        <draw:frame draw:style-name="gr5" draw:layer="layout" svg:width="5cm" svg:height="4.292cm" svg:x="10cm" svg:y="1cm">
          <draw:text-box>
            <text:p>葉は初期化だけ</text:p>
            <text:p>選ぶか選ばないかなので２通り</text:p>
            <text:p>[4][0][0][0] = 1</text:p>
            <text:p>[4][1][1][0] = 1</text:p>
            <text:p>Otherwise = 0</text:p>
          </draw:text-box>
        </draw:frame>
        <draw:frame draw:style-name="gr5" draw:layer="layout" svg:width="5cm" svg:height="3.657cm" svg:x="10cm" svg:y="5.5cm">
          <draw:text-box>
            <text:p>親ノード初期化</text:p>
            <text:p>２通り</text:p>
            <text:p>[3][0][0][0] = 1</text:p>
            <text:p>[3][1][1][0] = 1</text:p>
            <text:p>Otherwise = 0</text:p>
          </draw:text-box>
        </draw:frame>
        <draw:frame draw:style-name="gr5" draw:layer="layout" svg:width="12.5cm" svg:height="5.081cm" svg:x="15cm" svg:y="5.5cm">
          <draw:text-box>
            <text:p>親ノードを子ノードで更新</text:p>
            <text:p>２^２ = 4通り</text:p>
            <text:p>[3][0][0][0] = [3][0][0][0] * [4][0][0][0] = 1</text:p>
            <text:p>[3][0][1][0] = [3][0][0][0] * [4][1][1][0] = 1</text:p>
            <text:p>[3][1][2][0+1] = [3][1][1][0] * [4][1][1][0] = 1</text:p>
            <text:p>[3][1][1][0] = [3][1][1][0] * [4][0][0][0] = 1</text:p>
            <text:p/>
          </draw:text-box>
        </draw:frame>
        <draw:custom-shape draw:style-name="gr13" draw:text-style-name="P4" draw:layer="layout" svg:width="0.5cm" svg:height="4.5cm" svg:x="3.8cm" svg:y="13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8cm" svg:height="0.886cm" svg:x="0.5cm" svg:y="0.5cm">
          <draw:text-box>
            <text:p>追加資料②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2-23T03:50:56</meta:creation-date>
    <meta:editing-duration>PT17H37M40S</meta:editing-duration>
    <meta:editing-cycles>6</meta:editing-cycles>
    <dc:date>2013-02-28T08:05:23.47</dc:date>
    <meta:generator>OpenOffice.org/3.3$Win32 OpenOffice.org_project/330m20$Build-9567</meta:generator>
    <meta:document-statistic meta:object-count="147"/>
  </office:meta>
</office:document-meta>
</file>